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table:formula="of:=[.A2]+[.B2]" office:value-type="float" office:value="2.04" calcext:value-type="float">
            <text:p>2.04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office:value-type="float" office:value="2.01" calcext:value-type="float">
            <text:p>2.01</text:p>
          </table:table-cell>
          <table:table-cell table:formula="of:=[.A3]+[.B3]"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A4]+[.B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5]+[.B5]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2T21:05:55</meta:creation-date>
    <dc:language>en-US</dc:language>
    <dc:date>2021-10-04T12:43:48.208818881</dc:date>
    <meta:editing-cycles>6</meta:editing-cycles>
    <meta:editing-duration>PT4M25S</meta:editing-duration>
    <meta:generator>LibreOffice/6.4.7.2$Linux_X86_64 LibreOffice_project/40$Build-2</meta:generator>
    <meta:document-statistic meta:table-count="2" meta:cell-count="14" meta:object-count="0"/>
  </office:meta>
</office:document-meta>
</file>